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style:vertical-align="middle" fo:wrap-option="wrap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677333333333333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405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ro5" style:family="table-row">
      <style:table-row-properties style:row-height="29.4pt" style:use-optimal-row-height="fals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41.4pt" style:use-optimal-row-height="true" fo:break-before="page"/>
    </style:style>
    <style:style style:name="ro8" style:family="table-row">
      <style:table-row-properties style:row-height="82.8pt" style:use-optimal-row-height="true" fo:break-before="auto"/>
    </style:style>
    <style:style style:name="ro9" style:family="table-row">
      <style:table-row-properties style:row-height="96.6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EFFE_SCORE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number-columns-repeated="1011" table:default-cell-style-name="ce6"/>
        <table:table-column table:style-name="co9" table:number-columns-repeated="15366" table:default-cell-style-name="ce6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14 scenes)</text:p>
          </table:table-cell>
          <table:table-cell table:number-columns-repeated="4" table:style-name="ce6"/>
          <table:table-cell office:value-type="string" table:style-name="ce35">
            <text:p>CHECK CAMERA <text:s/>&amp; <text:s text:c="2"/>START PD</text:p>
          </table:table-cell>
          <table:table-cell table:number-columns-repeated="943" table:style-name="ce6"/>
          <table:table-cell table:number-columns-repeated="15435" table:style-name="ce1"/>
        </table:table-row>
        <table:table-row table:style-name="ro1">
          <table:table-cell table:style-name="ce8"/>
          <table:table-cell table:number-columns-repeated="4" table:style-name="ce6"/>
          <table:table-cell table:style-name="ce7"/>
          <table:table-cell table:number-columns-repeated="943" table:style-name="ce6"/>
          <table:table-cell table:number-columns-repeated="15435" table:style-name="ce1"/>
        </table:table-row>
        <table:table-row table:style-name="ro1">
          <table:table-cell table:style-name="ce9"/>
          <table:table-cell table:style-name="ce10"/>
          <table:table-cell table:number-columns-repeated="3" table:style-name="ce11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1"/>
          <table:table-cell table:number-columns-repeated="15435" table:style-name="ce13"/>
        </table:table-row>
        <table:table-row table:style-name="ro3">
          <table:table-cell office:value-type="string" table:style-name="ce14">
            <text:p>scene</text:p>
          </table:table-cell>
          <table:table-cell office:value-type="string" table:style-name="ce15">
            <text:p>1_HS_BLUE</text:p>
          </table:table-cell>
          <table:table-cell office:value-type="float" office:value="150" table:style-name="ce15">
            <text:p>150</text:p>
          </table:table-cell>
          <table:table-cell office:value-type="float" office:value="2" table:formula="of:=INT(FLOOR([.C5]/60))" table:style-name="ce16">
            <text:p>2</text:p>
          </table:table-cell>
          <table:table-cell office:value-type="float" office:value="30" table:formula="of:=[.C5]-INT(FLOOR([.C5]/60))*60" table:style-name="ce16">
            <text:p>30</text:p>
          </table:table-cell>
          <table:table-cell office:value-type="string" table:style-name="ce17">
            <text:p>tablet draw the digital swirls more and more accurately</text:p>
          </table:table-cell>
          <table:table-cell office:value-type="string" table:style-name="ce16">
            <text:p>use blur after each new digital layer</text:p>
          </table:table-cell>
          <table:table-cell table:number-columns-repeated="942" table:style-name="ce16"/>
          <table:table-cell table:number-columns-repeated="15435" table:style-name="ce18"/>
        </table:table-row>
        <table:table-row table:style-name="ro1">
          <table:table-cell table:style-name="ce9"/>
          <table:table-cell table:style-name="ce11"/>
          <table:table-cell table:number-columns-repeated="3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4">
          <table:table-cell office:value-type="string" table:style-name="ce14">
            <text:p>scene</text:p>
          </table:table-cell>
          <table:table-cell office:value-type="string" table:style-name="ce15">
            <text:p>1_HS_WHITE</text:p>
          </table:table-cell>
          <table:table-cell office:value-type="float" office:value="300" table:style-name="ce15">
            <text:p>300</text:p>
          </table:table-cell>
          <table:table-cell office:value-type="float" office:value="5" table:formula="of:=INT(FLOOR([.C7]/60))" table:style-name="ce16">
            <text:p>5</text:p>
          </table:table-cell>
          <table:table-cell office:value-type="float" office:value="0" table:formula="of:=[.C7]-INT(FLOOR([.C7]/60))*60" table:style-name="ce16">
            <text:p>0</text:p>
          </table:table-cell>
          <table:table-cell office:value-type="string" table:style-name="ce17">
            <text:p>tablet draw the chain of characters that comes from the left, goes into the swirl and then reemerges on the other side</text:p>
          </table:table-cell>
          <table:table-cell table:number-columns-repeated="943" table:style-name="ce16"/>
          <table:table-cell table:number-columns-repeated="15435" table:style-name="ce18"/>
        </table:table-row>
        <table:table-row table:style-name="ro1">
          <table:table-cell table:style-name="ce1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5">
          <table:table-cell office:value-type="string" table:style-name="ce14">
            <text:p>scene</text:p>
          </table:table-cell>
          <table:table-cell office:value-type="string" table:style-name="ce15">
            <text:p>1_HS_RAIN</text:p>
          </table:table-cell>
          <table:table-cell office:value-type="float" office:value="150" table:style-name="ce15">
            <text:p>150</text:p>
          </table:table-cell>
          <table:table-cell office:value-type="float" office:value="2" table:formula="of:=INT(FLOOR([.C9]/60))" table:style-name="ce16">
            <text:p>2</text:p>
          </table:table-cell>
          <table:table-cell office:value-type="float" office:value="30" table:formula="of:=[.C9]-INT(FLOOR([.C9]/60))*60" table:style-name="ce16">
            <text:p>30</text:p>
          </table:table-cell>
          <table:table-cell office:value-type="string" table:style-name="ce17">
            <text:p>ground draw the swirls while the rain progressively appears</text:p>
          </table:table-cell>
          <table:table-cell table:number-columns-repeated="943" table:style-name="ce16"/>
          <table:table-cell table:number-columns-repeated="15435" table:style-name="ce18"/>
        </table:table-row>
        <table:table-row table:style-name="ro1">
          <table:table-cell table:style-name="ce1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6">
          <table:table-cell office:value-type="string" table:style-name="ce14">
            <text:p>scene</text:p>
          </table:table-cell>
          <table:table-cell office:value-type="string" table:style-name="ce15">
            <text:p>2_YR_BRANCHS</text:p>
          </table:table-cell>
          <table:table-cell office:value-type="float" office:value="300" table:style-name="ce15">
            <text:p>300</text:p>
          </table:table-cell>
          <table:table-cell office:value-type="float" office:value="5" table:formula="of:=INT(FLOOR([.C11]/60))" table:style-name="ce16">
            <text:p>5</text:p>
          </table:table-cell>
          <table:table-cell office:value-type="float" office:value="0" table:formula="of:=[.C11]-INT(FLOOR([.C11]/60))*60" table:style-name="ce16">
            <text:p>0</text:p>
          </table:table-cell>
          <table:table-cell office:value-type="string" table:style-name="ce17">
            <text:p>paper draw additional branches and roots.<text:s/></text:p>
            <text:p>tablet draw over the physical branches.<text:s/></text:p>
            <text:p>Paper add small stones and leaves.</text:p>
          </table:table-cell>
          <table:table-cell table:style-name="ce18"/>
          <table:table-cell table:number-columns-repeated="942" table:style-name="ce16"/>
          <table:table-cell table:number-columns-repeated="15435" table:style-name="ce18"/>
        </table:table-row>
        <table:table-row table:style-name="ro1">
          <table:table-cell table:style-name="ce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7">
          <table:table-cell office:value-type="string" table:style-name="ce14">
            <text:p>scene</text:p>
          </table:table-cell>
          <table:table-cell office:value-type="string" table:style-name="ce15">
            <text:p>2_YR_FROZ_CLR</text:p>
          </table:table-cell>
          <table:table-cell office:value-type="float" office:value="150" table:style-name="ce15">
            <text:p>150</text:p>
          </table:table-cell>
          <table:table-cell office:value-type="float" office:value="2" table:formula="of:=INT(FLOOR([.C13]/60))" table:style-name="ce16">
            <text:p>2</text:p>
          </table:table-cell>
          <table:table-cell office:value-type="float" office:value="30" table:formula="of:=[.C13]-INT(FLOOR([.C13]/60))*60" table:style-name="ce16">
            <text:p>30</text:p>
          </table:table-cell>
          <table:table-cell office:value-type="string" table:style-name="ce17">
            <text:p>ground draw the ice swirl and ground add silver paper.<text:s/></text:p>
            <text:p>Tablet add blue fine lines in the end</text:p>
          </table:table-cell>
          <table:table-cell table:style-name="ce20"/>
          <table:table-cell table:number-columns-repeated="942" table:style-name="ce16"/>
          <table:table-cell table:number-columns-repeated="15435" table:style-name="ce18"/>
        </table:table-row>
        <table:table-row table:style-name="ro1">
          <table:table-cell table:style-name="ce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8">
          <table:table-cell office:value-type="string" table:style-name="ce21">
            <text:p>scene</text:p>
          </table:table-cell>
          <table:table-cell office:value-type="string" table:style-name="ce22">
            <text:p>2_YR_FROZ2_DRK</text:p>
          </table:table-cell>
          <table:table-cell office:value-type="float" office:value="150" table:style-name="ce22">
            <text:p>150</text:p>
          </table:table-cell>
          <table:table-cell office:value-type="float" office:value="2" table:formula="of:=INT(FLOOR([.C15]/60))" table:style-name="ce23">
            <text:p>2</text:p>
          </table:table-cell>
          <table:table-cell office:value-type="float" office:value="30" table:formula="of:=[.C15]-INT(FLOOR([.C15]/60))*60" table:style-name="ce23">
            <text:p>30</text:p>
          </table:table-cell>
          <table:table-cell office:value-type="string" table:style-name="ce24">
            <text:p>ground remove the branch<text:s/></text:p>
            <text:p>ground paint a black sun on the floor that will guide the paper drawing of black sun at the next scene.<text:s/></text:p>
            <text:p>Change paper at the end of the scene.</text:p>
          </table:table-cell>
          <table:table-cell office:value-type="string" table:style-name="ce23">
            <text:p><text:s/></text:p>
          </table:table-cell>
          <table:table-cell table:number-columns-repeated="942" table:style-name="ce23"/>
          <table:table-cell table:number-columns-repeated="15435" table:style-name="ce25"/>
        </table:table-row>
        <table:table-row table:style-name="ro1">
          <table:table-cell table:style-name="ce26"/>
          <table:table-cell table:number-columns-repeated="4" table:style-name="ce27"/>
          <table:table-cell office:value-type="string" table:style-name="ce28">
            <text:p>EXPRESSION</text:p>
          </table:table-cell>
          <table:table-cell office:value-type="string" table:style-name="ce28">
            <text:p>ACTION</text:p>
          </table:table-cell>
          <table:table-cell table:number-columns-repeated="16377" table:style-name="ce27"/>
        </table:table-row>
        <table:table-row table:style-name="ro9">
          <table:table-cell office:value-type="string" table:style-name="ce29">
            <text:p>scene</text:p>
          </table:table-cell>
          <table:table-cell office:value-type="string" table:style-name="ce34">
            <text:p>3_BLACK_SUN</text:p>
          </table:table-cell>
          <table:table-cell office:value-type="float" office:value="150" table:style-name="ce30">
            <text:p>150</text:p>
          </table:table-cell>
          <table:table-cell office:value-type="float" office:value="2" table:formula="of:=INT(FLOOR([.C17]/60))" table:style-name="ce31">
            <text:p>2</text:p>
          </table:table-cell>
          <table:table-cell office:value-type="float" office:value="30" table:formula="of:=[.C17]-INT(FLOOR([.C17]/60))*60" table:style-name="ce31">
            <text:p>30</text:p>
          </table:table-cell>
          <table:table-cell office:value-type="string" table:style-name="ce32">
            <text:p>paper ink draw the black contour of the black sun<text:s/></text:p>
            <text:p>paper pastel draw the inside of the black sun.<text:s/></text:p>
            <text:p>Ground draw rays of the sun.<text:s/></text:p>
            <text:p>Ground add silver paper inslde the sun.</text:p>
          </table:table-cell>
          <table:table-cell table:style-name="ce33"/>
          <table:table-cell table:number-columns-repeated="16377" table:style-name="ce31"/>
        </table:table-row>
        <table:table-row table:style-name="ro1">
          <table:table-cell table:style-name="ce26"/>
          <table:table-cell table:number-columns-repeated="4" table:style-name="ce27"/>
          <table:table-cell office:value-type="string" table:style-name="ce28">
            <text:p>EXPRESSION</text:p>
          </table:table-cell>
          <table:table-cell office:value-type="string" table:style-name="ce28">
            <text:p>ACTION</text:p>
          </table:table-cell>
          <table:table-cell table:number-columns-repeated="16377" table:style-name="ce27"/>
        </table:table-row>
        <table:table-row table:style-name="ro8">
          <table:table-cell office:value-type="string" table:style-name="ce29">
            <text:p>scene</text:p>
          </table:table-cell>
          <table:table-cell office:value-type="string" table:style-name="ce34">
            <text:p>3_RAGNAROK</text:p>
          </table:table-cell>
          <table:table-cell office:value-type="float" office:value="150" table:style-name="ce30">
            <text:p>150</text:p>
          </table:table-cell>
          <table:table-cell office:value-type="float" office:value="2" table:formula="of:=INT(FLOOR([.C19]/60))" table:style-name="ce31">
            <text:p>2</text:p>
          </table:table-cell>
          <table:table-cell office:value-type="float" office:value="30" table:formula="of:=[.C19]-INT(FLOOR([.C19]/60))*60" table:style-name="ce31">
            <text:p>30</text:p>
          </table:table-cell>
          <table:table-cell office:value-type="string" table:style-name="ce32">
            <text:p>Progressively tablet add rays of battle inside the sun through record/replay of paths.<text:s/></text:p>
            <text:p>Ground paint black the inside of the sun and chase away the silver paper to place it on the rim of the sun.</text:p>
          </table:table-cell>
          <table:table-cell office:value-type="string" table:style-name="ce31">
            <text:p><text:s/></text:p>
          </table:table-cell>
          <table:table-cell table:number-columns-repeated="16377" table:style-name="ce31"/>
        </table:table-row>
        <table:table-row table:style-name="ro1">
          <table:table-cell table:style-name="ce8"/>
          <table:table-cell table:number-columns-repeated="4" table:style-name="ce6"/>
          <table:table-cell table:style-name="ce7"/>
          <table:table-cell table:number-columns-repeated="943" table:style-name="ce6"/>
          <table:table-cell table:number-columns-repeated="15435" table:style-name="ce1"/>
        </table:table-row>
        <table:table-row table:style-name="ro1">
          <table:table-cell table:style-name="ce8"/>
          <table:table-cell table:style-name="ce6"/>
          <table:table-cell office:value-type="float" office:value="1500" table:formula="of:=SUM([.C5:.C20])" table:style-name="ce1">
            <text:p>1500</text:p>
          </table:table-cell>
          <table:table-cell office:value-type="float" office:value="25" table:formula="of:=INT(FLOOR([.C21]/60))" table:style-name="ce6">
            <text:p>25</text:p>
          </table:table-cell>
          <table:table-cell office:value-type="float" office:value="0" table:formula="of:=[.C21]-INT(FLOOR([.C21]/60))*60" table:style-name="ce6">
            <text:p>0</text:p>
          </table:table-cell>
          <table:table-cell table:style-name="ce7"/>
          <table:table-cell table:number-columns-repeated="943" table:style-name="ce6"/>
          <table:table-cell table:number-columns-repeated="15435" table:style-name="ce1"/>
        </table:table-row>
        <table:table-row table:number-rows-repeated="15" table:style-name="ro1">
          <table:table-cell table:style-name="ce8"/>
          <table:table-cell table:number-columns-repeated="4" table:style-name="ce6"/>
          <table:table-cell table:style-name="ce7"/>
          <table:table-cell table:number-columns-repeated="943" table:style-name="ce6"/>
          <table:table-cell table:number-columns-repeated="15435" table:style-name="ce1"/>
        </table:table-row>
        <table:table-row table:number-rows-repeated="104854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9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Yukao Nagemi</dc:creator>
    <meta:creation-date>2018-02-10T10:37:10Z</meta:creation-date>
    <dc:date>2018-07-02T16:48:05Z</dc:date>
    <meta:print-date>2017-05-21T12:06:47Z</meta:print-date>
    <meta:editing-cycles>74</meta:editing-cycles>
    <meta:editing-duration>PT47556S</meta:editing-duration>
  </office:meta>
</office:document-meta>
</file>